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ψ</mo>
      <mrow>
        <mo stretchy="false">(</mo>
        <mrow>
          <mi>p</mi>
        </mrow>
        <mo stretchy="false">)</mo>
      </mrow>
      <mrow>
        <mi/>
        <mo stretchy="false">=</mo>
        <mi/>
      </mrow>
      <mrow>
        <munder>
          <mi>lim</mi>
          <mrow>
            <mo stretchy="false">Δ</mo>
            <mi>p</mi>
            <mo stretchy="false">→</mo>
            <mn>0</mn>
          </mrow>
        </munder>
        <mrow>
          <mfrac>
            <mrow>
              <mfenced open="〈" close="〉">
                <mrow>
                  <mrow>
                    <msub>
                      <mo stretchy="false">α</mo>
                      <mrow>
                        <mi>p</mi>
                        <mi>,</mi>
                        <mo stretchy="false">Δ</mo>
                        <mi>p</mi>
                      </mrow>
                    </msub>
                  </mrow>
                  <mo stretchy="false">∣</mo>
                  <mrow>
                    <mo stretchy="false">ψ</mo>
                  </mrow>
                </mrow>
              </mfenced>
            </mrow>
            <mrow>
              <msqrt>
                <mrow>
                  <mo stretchy="false">Δ</mo>
                  <mi>p</mi>
                </mrow>
              </msqrt>
            </mrow>
          </mfrac>
        </mrow>
      </mrow>
    </mrow>
    <annotation encoding="StarMath 5.0">%ipsi (p) `=` lim csub {%DELTA p rightarrow 0} {{left langle %ialpha _{p , %DELTA p} mline %ipsi right rangle} over {sqrt{ %DELTA p }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2:16:17.088000000</meta:creation-date>
    <meta:generator>LibreOffice/4.1.4.2$Windows_x86 LibreOffice_project/0a0440ccc0227ad9829de5f46be37cfb6edcf72</meta:generator>
  </office:meta>
</office:document-meta>
</file>